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officeooo:paragraph-rsid="002a5208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paragraph-rsid="002a5208"/>
    </style:style>
    <style:style style:name="P3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variant="small-caps" style:font-name="Liberation Sans" fo:font-size="14pt" fo:language="es" fo:country="ES" fo:font-weight="bold" officeooo:rsid="002ebeca" officeooo:paragraph-rsid="002a5208" style:font-size-asian="10.5pt" style:font-size-complex="12pt"/>
    </style:style>
    <style:style style:name="T1" style:family="text">
      <style:text-properties fo:font-size="12pt" officeooo:rsid="002ebeca" style:font-size-asian="10.5pt" style:font-size-complex="12pt"/>
    </style:style>
    <style:style style:name="T2" style:family="text">
      <style:text-properties fo:font-size="12pt" officeooo:rsid="003cbd11" style:font-size-asian="10.5pt" style:font-size-complex="12pt"/>
    </style:style>
    <style:style style:name="T3" style:family="text">
      <style:text-properties fo:font-size="12pt" officeooo:rsid="003cdc93" style:font-size-asian="10.5pt" style:font-size-complex="12pt"/>
    </style:style>
    <style:style style:name="T4" style:family="text">
      <style:text-properties fo:font-size="12pt" officeooo:rsid="003fd966" style:font-size-asian="10.5pt" style:font-size-complex="12pt"/>
    </style:style>
    <style:style style:name="T5" style:family="text">
      <style:text-properties fo:font-size="12pt" officeooo:rsid="00487b3f" style:font-size-asian="10.5pt" style:font-size-complex="12pt"/>
    </style:style>
    <style:style style:name="T6" style:family="text">
      <style:text-properties officeooo:rsid="003fd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ie Curie</text:p>
      <text:p text:style-name="P2"><text:span text:style-name="T1">Marie Curie (Varsovia, 7 de noviembre de 1867-Passy, 4 de julio de 1934), fue una </text:span><text:span text:style-name="T2">z</text:span><text:span text:style-name="T1">ientífica polaca nacionalizada fra</text:span><text:span text:style-name="T2">nc</text:span><text:span text:style-name="T1">esa. Pionera en el campo de la radiactividad, fue la primera persona en recibir dos premios Nobel en distintas especialidades —F</text:span><text:span text:style-name="T3">i</text:span><text:span text:style-name="T1">sica y Qu</text:span><text:span text:style-name="T4">i</text:span><text:span text:style-name="T1">mica— y la primera mujer en ocupar el puesto de profes</text:span><text:span text:style-name="T4">i</text:span><text:span text:style-name="T1">ora en la Universidad de París. En 1995 fue sepultada con honores en el Panteón de París por m</text:span><text:span text:style-name="T4">e</text:span><text:span text:style-name="T1">ritos propios.</text:span></text:p>
      <text:p text:style-name="P2">Nació en Varsovia, en lo que entonces era el Zarato de Polonia (territorio administrado por el Imperio ruso). Estudió clandestinamente en la «uni<text:span text:style-name="T4">b</text:span>ersidad flotante» de Varso<text:span text:style-name="T4">v</text:span>ia y comenzó su formación <text:span text:style-name="T4">z</text:span>ientífica en dicha ciudad. En 1891, a los 24 años, siguió a su h<text:span text:style-name="T4">é</text:span>rmana mayor <text:s/>a <text:span text:style-name="T5">P</text:span>arís, donde culminó sus estudios y llevó a cabo sus trabajos <text:span text:style-name="T6">z</text:span>ientíficos más sobresalientes. Compartió el premio Nobel de F<text:span text:style-name="T4">i</text:span>sica de 1903 con su marido Pierre Curie y el físico Henri Becquerel. Años después, ganó en solitario el premio Nobel de Qu<text:span text:style-name="T6">i</text:span>mica de 1911. Aunque recibió la ciudadanía francesa y apo<text:span text:style-name="T4">ll</text:span>ó a su nueva patria, nunca perdió su identidad polaca: enseñó a sus hijas su lengua materna y las lleva<text:span text:style-name="T4">va</text:span> a sus visitas a Polonia. Nombró el primer elemento químico que descubrió, el polonio, como su país de ori<text:span text:style-name="T4">j</text:span>en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9T18:40:09.889000000</dc:date>
    <meta:editing-duration>PT5H23M3S</meta:editing-duration>
    <meta:editing-cycles>44</meta:editing-cycles>
    <meta:document-statistic meta:table-count="0" meta:image-count="0" meta:object-count="0" meta:page-count="1" meta:paragraph-count="3" meta:word-count="207" meta:character-count="1235" meta:non-whitespace-character-count="1030"/>
  </office:meta>
</office:document-meta>
</file>